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1.248cm"/>
    </style:style>
    <style:style style:name="co3" style:family="table-column">
      <style:table-column-properties fo:break-before="auto" style:column-width="3.776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4.413cm"/>
    </style:style>
    <style:style style:name="co6" style:family="table-column">
      <style:table-column-properties fo:break-before="auto" style:column-width="9.232cm"/>
    </style:style>
    <style:style style:name="co7" style:family="table-column">
      <style:table-column-properties fo:break-before="auto" style:column-width="7.449cm"/>
    </style:style>
    <style:style style:name="co8" style:family="table-column">
      <style:table-column-properties fo:break-before="auto" style:column-width="8.6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4"/>
    <style:style style:name="ce3" style:family="table-cell" style:parent-style-name="Default" style:data-style-name="N114">
      <style:table-cell-properties style:cell-protect="none" style:print-content="true"/>
    </style:style>
    <style:style style:name="ce4" style:family="table-cell" style:parent-style-name="Default" style:data-style-name="N119"/>
    <style:style style:name="ce5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ees" table:style-name="ta1">
        <table:shapes>
          <draw:frame draw:z-index="0" draw:style-name="gr1" draw:text-style-name="P1" svg:width="19.418cm" svg:height="11.103cm" svg:x="45.497cm" svg:y="0.487cm">
            <draw:object draw:notify-on-update-of-ranges="donnees.A7:donnees.A12 donnees.G7:donnees.G12 donnees.G38:donnees.G39 donnees.G16:donnees.G21 donnees.G25:donnees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98cm" svg:height="12.513cm" svg:x="45.867cm" svg:y="14.362cm">
            <draw:object draw:notify-on-update-of-ranges="donnees.A55:donnees.A60 donnees.G55:donnees.G60 donnees.G100:donnees.G105 donnees.G64:donnees.G69 donnees.G73:donnees.G78 donnees.G82:donnees.G87 donnees.G91:donnees.G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<text:s/>CALCUL DE P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_naif :</text:p>
          </table:table-cell>
          <table:table-cell table:style-name="Default" table:number-columns-repeated="2"/>
          <table:table-cell table:style-name="Default" office:value-type="string" calcext:value-type="string">
            <text:p>Moyenne (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4609" calcext:value-type="float">
            <text:p>0,234609</text:p>
          </table:table-cell>
          <table:table-cell office:value-type="float" office:value="0.234518" calcext:value-type="float">
            <text:p>0,234518</text:p>
          </table:table-cell>
          <table:table-cell office:value-type="float" office:value="0.234302" calcext:value-type="float">
            <text:p>0,234302</text:p>
          </table:table-cell>
          <table:table-cell table:formula="of:=AVERAGE([.B3:.D3])" office:value-type="float" office:value="0.234476333333333" calcext:value-type="float">
            <text:p>0,23447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Pi naif (N=1000000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à 1 thread</text:p>
          </table:table-cell>
          <table:table-cell office:value-type="string" calcext:value-type="string">
            <text:p>Speedup comparé a la version naiv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275" calcext:value-type="float">
            <text:p>0,233275</text:p>
          </table:table-cell>
          <table:table-cell office:value-type="float" office:value="0.2336" calcext:value-type="float">
            <text:p>0,233600</text:p>
          </table:table-cell>
          <table:table-cell office:value-type="float" office:value="0.246358" calcext:value-type="float">
            <text:p>0,246358</text:p>
          </table:table-cell>
          <table:table-cell table:formula="of:=AVERAGE([.B7:.D7])" office:value-type="float" office:value="0.237744333333333" calcext:value-type="float">
            <text:p>0,237744</text:p>
          </table:table-cell>
          <table:table-cell table:formula="of:=[.E$7]/[.E7]" office:value-type="float" office:value="1" calcext:value-type="float">
            <text:p>1,000000</text:p>
          </table:table-cell>
          <table:table-cell table:formula="of:=[.$E$3]/[.E7]" office:value-type="float" office:value="0.986254141353527" calcext:value-type="float">
            <text:p>0,9862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120921" calcext:value-type="float">
            <text:p>0,120921</text:p>
          </table:table-cell>
          <table:table-cell table:style-name="ce3" office:value-type="float" office:value="0.119334" calcext:value-type="float">
            <text:p>0,119334</text:p>
          </table:table-cell>
          <table:table-cell table:style-name="ce3" office:value-type="float" office:value="0.123626" calcext:value-type="float">
            <text:p>0,123626</text:p>
          </table:table-cell>
          <table:table-cell table:formula="of:=AVERAGE([.B8:.D8])" office:value-type="float" office:value="0.121293666666667" calcext:value-type="float">
            <text:p>0,121294</text:p>
          </table:table-cell>
          <table:table-cell table:formula="of:=[.E$7]/[.E8]" office:value-type="float" office:value="1.960072111487" calcext:value-type="float">
            <text:p>1,960072</text:p>
          </table:table-cell>
          <table:table-cell table:formula="of:=[.$E$3]/[.E8]" office:value-type="float" office:value="1.9331292373056" calcext:value-type="float">
            <text:p>1,9331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62503" calcext:value-type="float">
            <text:p>0,062503</text:p>
          </table:table-cell>
          <table:table-cell table:style-name="ce3" office:value-type="float" office:value="0.062562" calcext:value-type="float">
            <text:p>0,062562</text:p>
          </table:table-cell>
          <table:table-cell table:style-name="ce3" office:value-type="float" office:value="0.06282" calcext:value-type="float">
            <text:p>0,062820</text:p>
          </table:table-cell>
          <table:table-cell table:formula="of:=AVERAGE([.B9:.D9])" office:value-type="float" office:value="0.0626283333333333" calcext:value-type="float">
            <text:p>0,062628</text:p>
          </table:table-cell>
          <table:table-cell table:formula="of:=[.E$7]/[.E9]" office:value-type="float" office:value="3.79611464459643" calcext:value-type="float">
            <text:p>3,796115</text:p>
          </table:table-cell>
          <table:table-cell table:formula="of:=[.$E$3]/[.E9]" office:value-type="float" office:value="3.743933789286" calcext:value-type="float">
            <text:p>3,7439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33549" calcext:value-type="float">
            <text:p>0,033549</text:p>
          </table:table-cell>
          <table:table-cell table:style-name="ce3" office:value-type="float" office:value="0.040707" calcext:value-type="float">
            <text:p>0,040707</text:p>
          </table:table-cell>
          <table:table-cell table:style-name="ce3" office:value-type="float" office:value="0.033844" calcext:value-type="float">
            <text:p>0,033844</text:p>
          </table:table-cell>
          <table:table-cell table:formula="of:=AVERAGE([.B10:.D10])" office:value-type="float" office:value="0.0360333333333333" calcext:value-type="float">
            <text:p>0,036033</text:p>
          </table:table-cell>
          <table:table-cell table:formula="of:=[.E$7]/[.E10]" office:value-type="float" office:value="6.59790009250694" calcext:value-type="float">
            <text:p>6,597900</text:p>
          </table:table-cell>
          <table:table-cell table:formula="of:=[.$E$3]/[.E10]" office:value-type="float" office:value="6.50720629047179" calcext:value-type="float">
            <text:p>6,5072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21818" calcext:value-type="float">
            <text:p>0,021818</text:p>
          </table:table-cell>
          <table:table-cell table:style-name="ce3" office:value-type="float" office:value="0.021391" calcext:value-type="float">
            <text:p>0,021391</text:p>
          </table:table-cell>
          <table:table-cell table:style-name="ce3" office:value-type="float" office:value="0.021081" calcext:value-type="float">
            <text:p>0,021081</text:p>
          </table:table-cell>
          <table:table-cell table:formula="of:=AVERAGE([.B11:.D11])" office:value-type="float" office:value="0.02143" calcext:value-type="float">
            <text:p>0,021430</text:p>
          </table:table-cell>
          <table:table-cell table:formula="of:=[.E$7]/[.E11]" office:value-type="float" office:value="11.0939959558252" calcext:value-type="float">
            <text:p>11,093996</text:p>
          </table:table-cell>
          <table:table-cell table:formula="of:=[.$E$3]/[.E11]" office:value-type="float" office:value="10.9414994555919" calcext:value-type="float">
            <text:p>10,94149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020937" calcext:value-type="float">
            <text:p>0,020937</text:p>
          </table:table-cell>
          <table:table-cell table:style-name="ce3" office:value-type="float" office:value="0.020792" calcext:value-type="float">
            <text:p>0,020792</text:p>
          </table:table-cell>
          <table:table-cell table:style-name="ce3" office:value-type="float" office:value="0.020836" calcext:value-type="float">
            <text:p>0,020836</text:p>
          </table:table-cell>
          <table:table-cell table:formula="of:=AVERAGE([.B12:.D12])" office:value-type="float" office:value="0.020855" calcext:value-type="float">
            <text:p>0,020855</text:p>
          </table:table-cell>
          <table:table-cell table:formula="of:=[.E$7]/[.E12]" office:value-type="float" office:value="11.3998721329817" calcext:value-type="float">
            <text:p>11,399872</text:p>
          </table:table-cell>
          <table:table-cell table:formula="of:=[.$E$3]/[.E12]" office:value-type="float" office:value="11.2431711020539" calcext:value-type="float">
            <text:p>11,24317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Pi OMP static,1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à 1 thread</text:p>
          </table:table-cell>
          <table:table-cell table:formula="of:=[.G6]" office:value-type="string" office:string-value="Speedup comparé a la version naive " calcext:value-type="string">
            <text:p>Speedup comparé a la version naiv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33976" calcext:value-type="float">
            <text:p>0,233976</text:p>
          </table:table-cell>
          <table:table-cell office:value-type="float" office:value="0.233255" calcext:value-type="float">
            <text:p>0,233255</text:p>
          </table:table-cell>
          <table:table-cell table:formula="of:=AVERAGE([.B16:.D16])" office:value-type="float" office:value="0.233735666666667" calcext:value-type="float">
            <text:p>0,233736</text:p>
          </table:table-cell>
          <table:table-cell table:formula="of:=[.$E$16]/[.E16]" office:value-type="float" office:value="1" calcext:value-type="float">
            <text:p>1,000000</text:p>
          </table:table-cell>
          <table:table-cell table:formula="of:=[.$E$3]/[.E16]" office:value-type="float" office:value="1.00316882176019" calcext:value-type="float">
            <text:p>1,0031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8156" calcext:value-type="float">
            <text:p>0,808156</text:p>
          </table:table-cell>
          <table:table-cell office:value-type="float" office:value="0.809815" calcext:value-type="float">
            <text:p>0,809815</text:p>
          </table:table-cell>
          <table:table-cell office:value-type="float" office:value="0.814645" calcext:value-type="float">
            <text:p>0,814645</text:p>
          </table:table-cell>
          <table:table-cell table:formula="of:=AVERAGE([.B17:.D17])" office:value-type="float" office:value="0.810872" calcext:value-type="float">
            <text:p>0,810872</text:p>
          </table:table-cell>
          <table:table-cell table:formula="of:=[.$E$16]/[.E17]" office:value-type="float" office:value="0.28825223545352" calcext:value-type="float">
            <text:p>0,288252</text:p>
          </table:table-cell>
          <table:table-cell table:formula="of:=[.$E$3]/[.E17]" office:value-type="float" office:value="0.28916565540965" calcext:value-type="float">
            <text:p>0,2891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22177" calcext:value-type="float">
            <text:p>0,042218</text:p>
          </table:table-cell>
          <table:table-cell office:value-type="float" office:value="0.424273" calcext:value-type="float">
            <text:p>0,424273</text:p>
          </table:table-cell>
          <table:table-cell office:value-type="float" office:value="0.0422567" calcext:value-type="float">
            <text:p>0,042257</text:p>
          </table:table-cell>
          <table:table-cell table:formula="of:=AVERAGE([.B18:.D18])" office:value-type="float" office:value="0.169582466666667" calcext:value-type="float">
            <text:p>0,169582</text:p>
          </table:table-cell>
          <table:table-cell table:formula="of:=[.$E$16]/[.E18]" office:value-type="float" office:value="1.37830090139036" calcext:value-type="float">
            <text:p>1,378301</text:p>
          </table:table-cell>
          <table:table-cell table:formula="of:=[.$E$3]/[.E18]" office:value-type="float" office:value="1.38266849127878" calcext:value-type="float">
            <text:p>1,3826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6204" calcext:value-type="float">
            <text:p>0,226204</text:p>
          </table:table-cell>
          <table:table-cell office:value-type="float" office:value="0.226408" calcext:value-type="float">
            <text:p>0,226408</text:p>
          </table:table-cell>
          <table:table-cell office:value-type="float" office:value="0.229529" calcext:value-type="float">
            <text:p>0,229529</text:p>
          </table:table-cell>
          <table:table-cell table:formula="of:=AVERAGE([.B19:.D19])" office:value-type="float" office:value="0.227380333333333" calcext:value-type="float">
            <text:p>0,227380</text:p>
          </table:table-cell>
          <table:table-cell table:formula="of:=[.$E$16]/[.E19]" office:value-type="float" office:value="1.02795023316294" calcext:value-type="float">
            <text:p>1,027950</text:p>
          </table:table-cell>
          <table:table-cell table:formula="of:=[.$E$3]/[.E19]" office:value-type="float" office:value="1.03120762423018" calcext:value-type="float">
            <text:p>1,0312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9137" calcext:value-type="float">
            <text:p>0,139137</text:p>
          </table:table-cell>
          <table:table-cell office:value-type="float" office:value="0.138265" calcext:value-type="float">
            <text:p>0,138265</text:p>
          </table:table-cell>
          <table:table-cell office:value-type="float" office:value="0.138325" calcext:value-type="float">
            <text:p>0,138325</text:p>
          </table:table-cell>
          <table:table-cell table:formula="of:=AVERAGE([.B20:.D20])" office:value-type="float" office:value="0.138575666666667" calcext:value-type="float">
            <text:p>0,138576</text:p>
          </table:table-cell>
          <table:table-cell table:formula="of:=[.$E$16]/[.E20]" office:value-type="float" office:value="1.68670064729979" calcext:value-type="float">
            <text:p>1,686701</text:p>
          </table:table-cell>
          <table:table-cell table:formula="of:=[.$E$3]/[.E20]" office:value-type="float" office:value="1.69204550101389" calcext:value-type="float">
            <text:p>1,6920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7696" calcext:value-type="float">
            <text:p>0,117696</text:p>
          </table:table-cell>
          <table:table-cell office:value-type="float" office:value="0.117801" calcext:value-type="float">
            <text:p>0,117801</text:p>
          </table:table-cell>
          <table:table-cell office:value-type="float" office:value="0.11801" calcext:value-type="float">
            <text:p>0,118010</text:p>
          </table:table-cell>
          <table:table-cell table:formula="of:=AVERAGE([.B21:.D21])" office:value-type="float" office:value="0.117835666666667" calcext:value-type="float">
            <text:p>0,117836</text:p>
          </table:table-cell>
          <table:table-cell table:formula="of:=[.$E$16]/[.E21]" office:value-type="float" office:value="1.98357316828238" calcext:value-type="float">
            <text:p>1,983573</text:p>
          </table:table-cell>
          <table:table-cell table:formula="of:=[.$E$3]/[.E21]" office:value-type="float" office:value="1.98985875810097" calcext:value-type="float">
            <text:p>1,98985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Pi OMP static,1000</text:p>
          </table:table-cell>
          <table:table-cell office:value-type="string" calcext:value-type="string">
            <text:p>1000 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table:formula="of:=[.F15]" office:value-type="string" office:string-value="Speedup multiplicateur comparé à 1 thread" calcext:value-type="string">
            <text:p>Speedup multiplicateur comparé à 1 thread</text:p>
          </table:table-cell>
          <table:table-cell table:formula="of:=[.G15]" office:value-type="string" office:string-value="Speedup comparé a la version naive " calcext:value-type="string">
            <text:p>Speedup comparé a la version naiv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(similaire a 1 thread)</text:p>
          </table:table-cell>
          <table:table-cell table:formula="of:=AVERAGE([.B7:.D7])" office:value-type="float" office:value="0.237744333333333" calcext:value-type="float">
            <text:p>0,237744</text:p>
          </table:table-cell>
          <table:table-cell table:formula="of:=[.E$25]/[.E25]" office:value-type="float" office:value="1" calcext:value-type="float">
            <text:p>1,000000</text:p>
          </table:table-cell>
          <table:table-cell table:formula="of:=[.$E$3]/[.E25]" office:value-type="float" office:value="0.986254141353527" calcext:value-type="float">
            <text:p>0,9862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0144" calcext:value-type="float">
            <text:p>0,120144</text:p>
          </table:table-cell>
          <table:table-cell office:value-type="float" office:value="0.120142" calcext:value-type="float">
            <text:p>0,120142</text:p>
          </table:table-cell>
          <table:table-cell office:value-type="float" office:value="0.121175" calcext:value-type="float">
            <text:p>0,121175</text:p>
          </table:table-cell>
          <table:table-cell table:formula="of:=AVERAGE([.B26:.D26])" office:value-type="float" office:value="0.120487" calcext:value-type="float">
            <text:p>0,120487</text:p>
          </table:table-cell>
          <table:table-cell table:formula="of:=[.E$25]/[.E26]" office:value-type="float" office:value="1.97319489516158" calcext:value-type="float">
            <text:p>1,973195</text:p>
          </table:table-cell>
          <table:table-cell table:formula="of:=[.$E$3]/[.E26]" office:value-type="float" office:value="1.94607163705075" calcext:value-type="float">
            <text:p>1,9460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027" calcext:value-type="float">
            <text:p>0,062027</text:p>
          </table:table-cell>
          <table:table-cell office:value-type="float" office:value="0.062936" calcext:value-type="float">
            <text:p>0,062936</text:p>
          </table:table-cell>
          <table:table-cell office:value-type="float" office:value="0.062921" calcext:value-type="float">
            <text:p>0,062921</text:p>
          </table:table-cell>
          <table:table-cell table:formula="of:=AVERAGE([.B27:.D27])" office:value-type="float" office:value="0.062628" calcext:value-type="float">
            <text:p>0,062628</text:p>
          </table:table-cell>
          <table:table-cell table:formula="of:=[.E$25]/[.E27]" office:value-type="float" office:value="3.79613484916225" calcext:value-type="float">
            <text:p>3,796135</text:p>
          </table:table-cell>
          <table:table-cell table:formula="of:=[.$E$3]/[.E27]" office:value-type="float" office:value="3.74395371612271" calcext:value-type="float">
            <text:p>3,7439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33739" calcext:value-type="float">
            <text:p>0,033739</text:p>
          </table:table-cell>
          <table:table-cell office:value-type="float" office:value="0.03365" calcext:value-type="float">
            <text:p>0,033650</text:p>
          </table:table-cell>
          <table:table-cell table:formula="of:=AVERAGE([.B28:.D28])" office:value-type="float" office:value="0.0337093333333333" calcext:value-type="float">
            <text:p>0,033709</text:p>
          </table:table-cell>
          <table:table-cell table:formula="of:=[.E$25]/[.E28]" office:value-type="float" office:value="7.05277470136856" calcext:value-type="float">
            <text:p>7,052775</text:p>
          </table:table-cell>
          <table:table-cell table:formula="of:=[.$E$3]/[.E28]" office:value-type="float" office:value="6.95582825725813" calcext:value-type="float">
            <text:p>6,9558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1498" calcext:value-type="float">
            <text:p>0,021498</text:p>
          </table:table-cell>
          <table:table-cell office:value-type="float" office:value="0.021468" calcext:value-type="float">
            <text:p>0,021468</text:p>
          </table:table-cell>
          <table:table-cell office:value-type="float" office:value="0.02149" calcext:value-type="float">
            <text:p>0,021490</text:p>
          </table:table-cell>
          <table:table-cell table:formula="of:=AVERAGE([.B29:.D29])" office:value-type="float" office:value="0.0214853333333333" calcext:value-type="float">
            <text:p>0,021485</text:p>
          </table:table-cell>
          <table:table-cell table:formula="of:=[.E$25]/[.E29]" office:value-type="float" office:value="11.0654244756113" calcext:value-type="float">
            <text:p>11,065424</text:p>
          </table:table-cell>
          <table:table-cell table:formula="of:=[.$E$3]/[.E29]" office:value-type="float" office:value="10.9133207149063" calcext:value-type="float">
            <text:p>10,91332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302" calcext:value-type="float">
            <text:p>0,019302</text:p>
          </table:table-cell>
          <table:table-cell office:value-type="float" office:value="0.019376" calcext:value-type="float">
            <text:p>0,019376</text:p>
          </table:table-cell>
          <table:table-cell office:value-type="float" office:value="0.019264" calcext:value-type="float">
            <text:p>0,019264</text:p>
          </table:table-cell>
          <table:table-cell table:formula="of:=AVERAGE([.B30:.D30])" office:value-type="float" office:value="0.019314" calcext:value-type="float">
            <text:p>0,019314</text:p>
          </table:table-cell>
          <table:table-cell table:formula="of:=[.E$25]/[.E30]" office:value-type="float" office:value="12.3094301197749" calcext:value-type="float">
            <text:p>12,309430</text:p>
          </table:table-cell>
          <table:table-cell table:formula="of:=[.$E$3]/[.E30]" office:value-type="float" office:value="12.1402264333299" calcext:value-type="float">
            <text:p>12,140226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Pi OMP dynamic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table:formula="of:=[.F15]" office:value-type="string" office:string-value="Speedup multiplicateur comparé à 1 thread" calcext:value-type="string">
            <text:p>Speedup multiplicateur comparé à 1 thread</text:p>
          </table:table-cell>
          <table:table-cell table:formula="of:=[.G15]" office:value-type="string" office:string-value="Speedup comparé a la version naive " calcext:value-type="string">
            <text:p>Speedup comparé a la version naiv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141" calcext:value-type="float">
            <text:p>0,233141</text:p>
          </table:table-cell>
          <table:table-cell office:value-type="float" office:value="0.234069" calcext:value-type="float">
            <text:p>0,234069</text:p>
          </table:table-cell>
          <table:table-cell office:value-type="float" office:value="0.233303" calcext:value-type="float">
            <text:p>0,233303</text:p>
          </table:table-cell>
          <table:table-cell table:style-name="Default" table:formula="of:=AVERAGE([.B38:.D38])" office:value-type="float" office:value="0.233504333333333" calcext:value-type="float">
            <text:p>0,233504333333333</text:p>
          </table:table-cell>
          <table:table-cell table:formula="of:=[.E$38]/[.E38]" office:value-type="float" office:value="1" calcext:value-type="float">
            <text:p>1,000000</text:p>
          </table:table-cell>
          <table:table-cell table:formula="of:=[.$E$3]/[.E38]" office:value-type="float" office:value="1.00416266364793" calcext:value-type="float">
            <text:p>1,0041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63201" calcext:value-type="float">
            <text:p>5,263201</text:p>
          </table:table-cell>
          <table:table-cell office:value-type="float" office:value="5.591659" calcext:value-type="float">
            <text:p>5,591659</text:p>
          </table:table-cell>
          <table:table-cell office:value-type="float" office:value="4.992838" calcext:value-type="float">
            <text:p>4,992838</text:p>
          </table:table-cell>
          <table:table-cell table:style-name="Default" table:formula="of:=AVERAGE([.B39:.D39])" office:value-type="float" office:value="5.282566" calcext:value-type="float">
            <text:p>5,282566</text:p>
          </table:table-cell>
          <table:table-cell table:formula="of:=[.E$38]/[.E39]" office:value-type="float" office:value="0.044202823653" calcext:value-type="float">
            <text:p>0,044203</text:p>
          </table:table-cell>
          <table:table-cell table:formula="of:=[.$E$3]/[.E39]" office:value-type="float" office:value="0.044386825140156" calcext:value-type="float">
            <text:p>0,044387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CALCUL DE MANDELBRO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sequentiel (referenc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0851" calcext:value-type="float">
            <text:p>3,508510</text:p>
          </table:table-cell>
          <table:table-cell office:value-type="string" calcext:value-type="string">
            <text:p>Mesure 2 (s)</text:p>
          </table:table-cell>
          <table:table-cell office:value-type="float" office:value="3.83217" calcext:value-type="float">
            <text:p>3,832170</text:p>
          </table:table-cell>
          <table:table-cell table:formula="of:=AVERAGE([.B51:.D51])" office:value-type="float" office:value="3.67034" calcext:value-type="float">
            <text:p>3,670340</text:p>
          </table:table-cell>
          <table:table-cell table:formula="of:=[.E51]/[.E51]" office:value-type="float" office:value="1" calcext:value-type="float">
            <text:p>1,0000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para naif (version ou chaque thread prend un block fix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a 1 thread</text:p>
          </table:table-cell>
          <table:table-cell office:value-type="string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4517" calcext:value-type="float">
            <text:p>3,554517</text:p>
          </table:table-cell>
          <table:table-cell office:value-type="float" office:value="3.50527" calcext:value-type="float">
            <text:p>3,505270</text:p>
          </table:table-cell>
          <table:table-cell office:value-type="float" office:value="3.50777" calcext:value-type="float">
            <text:p>3,507770</text:p>
          </table:table-cell>
          <table:table-cell table:formula="of:=AVERAGE([.B55:.D55])" office:value-type="float" office:value="3.522519" calcext:value-type="float">
            <text:p>3,522519</text:p>
          </table:table-cell>
          <table:table-cell table:formula="of:=[.E$55]/[.E55]" office:value-type="float" office:value="1" calcext:value-type="float">
            <text:p>1,000000</text:p>
          </table:table-cell>
          <table:table-cell table:formula="of:=[.E$51]/[.E55]" office:value-type="float" office:value="1.04196457137634" calcext:value-type="float">
            <text:p>1,0419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513" calcext:value-type="float">
            <text:p>1,795130</text:p>
          </table:table-cell>
          <table:table-cell office:value-type="float" office:value="1.7919" calcext:value-type="float">
            <text:p>1,791900</text:p>
          </table:table-cell>
          <table:table-cell office:value-type="float" office:value="1.79269" calcext:value-type="float">
            <text:p>1,792690</text:p>
          </table:table-cell>
          <table:table-cell table:formula="of:=AVERAGE([.B56:.D56])" office:value-type="float" office:value="1.79324" calcext:value-type="float">
            <text:p>1,793240</text:p>
          </table:table-cell>
          <table:table-cell table:formula="of:=[.E$55]/[.E56]" office:value-type="float" office:value="1.964332158551" calcext:value-type="float">
            <text:p>1,964332</text:p>
          </table:table-cell>
          <table:table-cell table:formula="of:=[.E$51]/[.E56]" office:value-type="float" office:value="2.04676451562535" calcext:value-type="float">
            <text:p>2,0467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703" calcext:value-type="float">
            <text:p>1,787030</text:p>
          </table:table-cell>
          <table:table-cell office:value-type="float" office:value="1.76444" calcext:value-type="float">
            <text:p>1,764440</text:p>
          </table:table-cell>
          <table:table-cell office:value-type="float" office:value="1.78854" calcext:value-type="float">
            <text:p>1,788540</text:p>
          </table:table-cell>
          <table:table-cell table:formula="of:=AVERAGE([.B57:.D57])" office:value-type="float" office:value="1.78000333333333" calcext:value-type="float">
            <text:p>1,780003</text:p>
          </table:table-cell>
          <table:table-cell table:formula="of:=[.E$55]/[.E57]" office:value-type="float" office:value="1.97893955254765" calcext:value-type="float">
            <text:p>1,978940</text:p>
          </table:table-cell>
          <table:table-cell table:formula="of:=[.E$51]/[.E57]" office:value-type="float" office:value="2.06198490265" calcext:value-type="float">
            <text:p>2,0619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842" calcext:value-type="float">
            <text:p>1,508420</text:p>
          </table:table-cell>
          <table:table-cell office:value-type="float" office:value="1.50426" calcext:value-type="float">
            <text:p>1,504260</text:p>
          </table:table-cell>
          <table:table-cell office:value-type="float" office:value="1.50223" calcext:value-type="float">
            <text:p>1,502230</text:p>
          </table:table-cell>
          <table:table-cell table:formula="of:=AVERAGE([.B58:.D58])" office:value-type="float" office:value="1.50497" calcext:value-type="float">
            <text:p>1,504970</text:p>
          </table:table-cell>
          <table:table-cell table:formula="of:=[.E$55]/[.E58]" office:value-type="float" office:value="2.34059084234237" calcext:value-type="float">
            <text:p>2,340591</text:p>
          </table:table-cell>
          <table:table-cell table:formula="of:=[.E$51]/[.E58]" office:value-type="float" office:value="2.43881273380865" calcext:value-type="float">
            <text:p>2,4388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7897" calcext:value-type="float">
            <text:p>0,937897</text:p>
          </table:table-cell>
          <table:table-cell office:value-type="float" office:value="0.958069" calcext:value-type="float">
            <text:p>0,958069</text:p>
          </table:table-cell>
          <table:table-cell office:value-type="float" office:value="0.956905" calcext:value-type="float">
            <text:p>0,956905</text:p>
          </table:table-cell>
          <table:table-cell table:formula="of:=AVERAGE([.B59:.D59])" office:value-type="float" office:value="0.950957" calcext:value-type="float">
            <text:p>0,950957</text:p>
          </table:table-cell>
          <table:table-cell table:formula="of:=[.E$55]/[.E59]" office:value-type="float" office:value="3.70418325960059" calcext:value-type="float">
            <text:p>3,704183</text:p>
          </table:table-cell>
          <table:table-cell table:formula="of:=[.E$51]/[.E59]" office:value-type="float" office:value="3.85962772238913" calcext:value-type="float">
            <text:p>3,8596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2139" calcext:value-type="float">
            <text:p>0,562139</text:p>
          </table:table-cell>
          <table:table-cell office:value-type="float" office:value="0.541166" calcext:value-type="float">
            <text:p>0,541166</text:p>
          </table:table-cell>
          <table:table-cell office:value-type="float" office:value="0.564525" calcext:value-type="float">
            <text:p>0,564525</text:p>
          </table:table-cell>
          <table:table-cell table:formula="of:=AVERAGE([.B60:.D60])" office:value-type="float" office:value="0.555943333333333" calcext:value-type="float">
            <text:p>0,555943</text:p>
          </table:table-cell>
          <table:table-cell table:formula="of:=[.E$55]/[.E60]" office:value-type="float" office:value="6.33611159410731" calcext:value-type="float">
            <text:p>6,336112</text:p>
          </table:table-cell>
          <table:table-cell table:formula="of:=[.E$51]/[.E60]" office:value-type="float" office:value="6.60200380134666" calcext:value-type="float">
            <text:p>6,60200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dynamic (version preécédente avec dynami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a 1 thread</text:p>
          </table:table-cell>
          <table:table-cell office:value-type="string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2177" calcext:value-type="float">
            <text:p>3,521770</text:p>
          </table:table-cell>
          <table:table-cell office:value-type="float" office:value="3.50272" calcext:value-type="float">
            <text:p>3,502720</text:p>
          </table:table-cell>
          <table:table-cell office:value-type="float" office:value="3.50628" calcext:value-type="float">
            <text:p>3,506280</text:p>
          </table:table-cell>
          <table:table-cell table:formula="of:=AVERAGE([.B64:.D64])" office:value-type="float" office:value="3.51025666666667" calcext:value-type="float">
            <text:p>3,510257</text:p>
          </table:table-cell>
          <table:table-cell table:formula="of:=[.E$64]/[.E64]" office:value-type="float" office:value="1" calcext:value-type="float">
            <text:p>1,000000</text:p>
          </table:table-cell>
          <table:table-cell table:formula="of:=[.E$51]/[.E64]" office:value-type="float" office:value="1.04560445247593" calcext:value-type="float">
            <text:p>1,0456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219" calcext:value-type="float">
            <text:p>1,792190</text:p>
          </table:table-cell>
          <table:table-cell office:value-type="float" office:value="1.79435" calcext:value-type="float">
            <text:p>1,794350</text:p>
          </table:table-cell>
          <table:table-cell office:value-type="float" office:value="1.79149" calcext:value-type="float">
            <text:p>1,791490</text:p>
          </table:table-cell>
          <table:table-cell table:formula="of:=AVERAGE([.B65:.D65])" office:value-type="float" office:value="1.79267666666667" calcext:value-type="float">
            <text:p>1,792677</text:p>
          </table:table-cell>
          <table:table-cell table:formula="of:=[.E$64]/[.E65]" office:value-type="float" office:value="1.95810919611828" calcext:value-type="float">
            <text:p>1,958109</text:p>
          </table:table-cell>
          <table:table-cell table:formula="of:=[.E$51]/[.E65]" office:value-type="float" office:value="2.04740769389535" calcext:value-type="float">
            <text:p>2,0474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1015" calcext:value-type="float">
            <text:p>0,941015</text:p>
          </table:table-cell>
          <table:table-cell office:value-type="float" office:value="0.940526" calcext:value-type="float">
            <text:p>0,940526</text:p>
          </table:table-cell>
          <table:table-cell office:value-type="float" office:value="0.939151" calcext:value-type="float">
            <text:p>0,939151</text:p>
          </table:table-cell>
          <table:table-cell table:formula="of:=AVERAGE([.B66:.D66])" office:value-type="float" office:value="0.940230666666667" calcext:value-type="float">
            <text:p>0,940231</text:p>
          </table:table-cell>
          <table:table-cell table:formula="of:=[.E$64]/[.E66]" office:value-type="float" office:value="3.73339946367771" calcext:value-type="float">
            <text:p>3,733399</text:p>
          </table:table-cell>
          <table:table-cell table:formula="of:=[.E$51]/[.E66]" office:value-type="float" office:value="3.90365910209268" calcext:value-type="float">
            <text:p>3,9036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4925" calcext:value-type="float">
            <text:p>0,504925</text:p>
          </table:table-cell>
          <table:table-cell office:value-type="float" office:value="0.501726" calcext:value-type="float">
            <text:p>0,501726</text:p>
          </table:table-cell>
          <table:table-cell office:value-type="float" office:value="0.506232" calcext:value-type="float">
            <text:p>0,506232</text:p>
          </table:table-cell>
          <table:table-cell table:formula="of:=AVERAGE([.B67:.D67])" office:value-type="float" office:value="0.504294333333333" calcext:value-type="float">
            <text:p>0,504294</text:p>
          </table:table-cell>
          <table:table-cell table:formula="of:=[.E$64]/[.E67]" office:value-type="float" office:value="6.96072994408689" calcext:value-type="float">
            <text:p>6,960730</text:p>
          </table:table-cell>
          <table:table-cell table:formula="of:=[.E$51]/[.E67]" office:value-type="float" office:value="7.27817022201981" calcext:value-type="float">
            <text:p>7,27817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698" calcext:value-type="float">
            <text:p>0,306980</text:p>
          </table:table-cell>
          <table:table-cell office:value-type="float" office:value="0.306364" calcext:value-type="float">
            <text:p>0,306364</text:p>
          </table:table-cell>
          <table:table-cell office:value-type="float" office:value="0.306576" calcext:value-type="float">
            <text:p>0,306576</text:p>
          </table:table-cell>
          <table:table-cell table:formula="of:=AVERAGE([.B68:.D68])" office:value-type="float" office:value="0.30664" calcext:value-type="float">
            <text:p>0,306640</text:p>
          </table:table-cell>
          <table:table-cell table:formula="of:=[.E$64]/[.E68]" office:value-type="float" office:value="11.4474845638751" calcext:value-type="float">
            <text:p>11,447485</text:p>
          </table:table-cell>
          <table:table-cell table:formula="of:=[.E$51]/[.E68]" office:value-type="float" office:value="11.9695408296374" calcext:value-type="float">
            <text:p>11,9695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9303" calcext:value-type="float">
            <text:p>0,219303</text:p>
          </table:table-cell>
          <table:table-cell office:value-type="float" office:value="0.221155" calcext:value-type="float">
            <text:p>0,221155</text:p>
          </table:table-cell>
          <table:table-cell office:value-type="float" office:value="0.219083" calcext:value-type="float">
            <text:p>0,219083</text:p>
          </table:table-cell>
          <table:table-cell table:formula="of:=AVERAGE([.B69:.D69])" office:value-type="float" office:value="0.219847" calcext:value-type="float">
            <text:p>0,219847</text:p>
          </table:table-cell>
          <table:table-cell table:formula="of:=[.E$64]/[.E69]" office:value-type="float" office:value="15.9668163161957" calcext:value-type="float">
            <text:p>15,966816</text:p>
          </table:table-cell>
          <table:table-cell table:formula="of:=[.E$51]/[.E69]" office:value-type="float" office:value="16.6949742320796" calcext:value-type="float">
            <text:p>16,69497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schedule runtime : static,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a 1 thread</text:p>
          </table:table-cell>
          <table:table-cell office:value-type="string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office:value-type="float" office:value="3.51471" calcext:value-type="float">
            <text:p>3,514710</text:p>
          </table:table-cell>
          <table:table-cell office:value-type="float" office:value="3.53717" calcext:value-type="float">
            <text:p>3,537170</text:p>
          </table:table-cell>
          <table:table-cell office:value-type="float" office:value="3.50471" calcext:value-type="float">
            <text:p>3,504710</text:p>
          </table:table-cell>
          <table:table-cell table:formula="of:=AVERAGE([.B73:.D73])" office:value-type="float" office:value="3.51886333333333" calcext:value-type="float">
            <text:p>3,518863</text:p>
          </table:table-cell>
          <table:table-cell table:formula="of:=[.E$73]/[.E73]" office:value-type="float" office:value="1" calcext:value-type="float">
            <text:p>1,000000</text:p>
          </table:table-cell>
          <table:table-cell table:formula="of:=[.$E$51]/[.E73]" office:value-type="float" office:value="1.04304704454753" calcext:value-type="float">
            <text:p>1,043047</text:p>
          </table:table-cell>
          <table:table-cell table:number-columns-repeated="2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office:value-type="float" office:value="1.79513" calcext:value-type="float">
            <text:p>1,795130</text:p>
          </table:table-cell>
          <table:table-cell office:value-type="float" office:value="1.7919" calcext:value-type="float">
            <text:p>1,791900</text:p>
          </table:table-cell>
          <table:table-cell office:value-type="float" office:value="1.79269" calcext:value-type="float">
            <text:p>1,792690</text:p>
          </table:table-cell>
          <table:table-cell table:formula="of:=AVERAGE([.B74:.D74])" office:value-type="float" office:value="1.79324" calcext:value-type="float">
            <text:p>1,793240</text:p>
          </table:table-cell>
          <table:table-cell table:formula="of:=[.E$73]/[.E74]" office:value-type="float" office:value="1.96229357661737" calcext:value-type="float">
            <text:p>1,962294</text:p>
          </table:table-cell>
          <table:table-cell table:formula="of:=[.$E$51]/[.E74]" office:value-type="float" office:value="2.04676451562535" calcext:value-type="float">
            <text:p>2,046765</text:p>
          </table:table-cell>
          <table:table-cell table:number-columns-repeated="2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office:value-type="float" office:value="1.52916" calcext:value-type="float">
            <text:p>1,529160</text:p>
          </table:table-cell>
          <table:table-cell office:value-type="float" office:value="1.50418" calcext:value-type="float">
            <text:p>1,504180</text:p>
          </table:table-cell>
          <table:table-cell office:value-type="float" office:value="1.53421" calcext:value-type="float">
            <text:p>1,534210</text:p>
          </table:table-cell>
          <table:table-cell table:formula="of:=AVERAGE([.B75:.D75])" office:value-type="float" office:value="1.52251666666667" calcext:value-type="float">
            <text:p>1,522517</text:p>
          </table:table-cell>
          <table:table-cell table:formula="of:=[.E$73]/[.E75]" office:value-type="float" office:value="2.31121498396296" calcext:value-type="float">
            <text:p>2,311215</text:p>
          </table:table-cell>
          <table:table-cell table:formula="of:=[.$E$51]/[.E75]" office:value-type="float" office:value="2.41070595833653" calcext:value-type="float">
            <text:p>2,410706</text:p>
          </table:table-cell>
          <table:table-cell table:number-columns-repeated="2"/>
        </table:table-row>
        <table:table-row table:style-name="ro1">
          <table:table-cell table:formula="of:=[.A67]" office:value-type="float" office:value="8" calcext:value-type="float">
            <text:p>8</text:p>
          </table:table-cell>
          <table:table-cell office:value-type="float" office:value="1.53217" calcext:value-type="float">
            <text:p>1,532170</text:p>
          </table:table-cell>
          <table:table-cell office:value-type="float" office:value="1.50485" calcext:value-type="float">
            <text:p>1,504850</text:p>
          </table:table-cell>
          <table:table-cell office:value-type="float" office:value="1.51201" calcext:value-type="float">
            <text:p>1,512010</text:p>
          </table:table-cell>
          <table:table-cell table:formula="of:=AVERAGE([.B76:.D76])" office:value-type="float" office:value="1.51634333333333" calcext:value-type="float">
            <text:p>1,516343</text:p>
          </table:table-cell>
          <table:table-cell table:formula="of:=[.E$73]/[.E76]" office:value-type="float" office:value="2.32062439684944" calcext:value-type="float">
            <text:p>2,320624</text:p>
          </table:table-cell>
          <table:table-cell table:formula="of:=[.$E$51]/[.E76]" office:value-type="float" office:value="2.4205204186387" calcext:value-type="float">
            <text:p>2,420520</text:p>
          </table:table-cell>
          <table:table-cell table:number-columns-repeated="2"/>
        </table:table-row>
        <table:table-row table:style-name="ro1">
          <table:table-cell table:formula="of:=[.A68]" office:value-type="float" office:value="16" calcext:value-type="float">
            <text:p>16</text:p>
          </table:table-cell>
          <table:table-cell office:value-type="float" office:value="1.53184" calcext:value-type="float">
            <text:p>1,531840</text:p>
          </table:table-cell>
          <table:table-cell office:value-type="float" office:value="1.50657" calcext:value-type="float">
            <text:p>1,506570</text:p>
          </table:table-cell>
          <table:table-cell office:value-type="float" office:value="1.53629" calcext:value-type="float">
            <text:p>1,536290</text:p>
          </table:table-cell>
          <table:table-cell table:formula="of:=AVERAGE([.B77:.D77])" office:value-type="float" office:value="1.5249" calcext:value-type="float">
            <text:p>1,524900</text:p>
          </table:table-cell>
          <table:table-cell table:formula="of:=[.E$73]/[.E77]" office:value-type="float" office:value="2.30760268432903" calcext:value-type="float">
            <text:p>2,307603</text:p>
          </table:table-cell>
          <table:table-cell table:formula="of:=[.$E$51]/[.E77]" office:value-type="float" office:value="2.40693815987934" calcext:value-type="float">
            <text:p>2,406938</text:p>
          </table:table-cell>
          <table:table-cell table:number-columns-repeated="2"/>
        </table:table-row>
        <table:table-row table:style-name="ro1">
          <table:table-cell table:formula="of:=[.A69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(similaire ~1,5s)</text:p>
          </table:table-cell>
          <table:table-cell office:value-type="float" office:value="1.51" calcext:value-type="float">
            <text:p>1,510000</text:p>
          </table:table-cell>
          <table:table-cell table:formula="of:=[.E$73]/[.E78]" office:value-type="float" office:value="2.33037306843267" calcext:value-type="float">
            <text:p>2,330373</text:p>
          </table:table-cell>
          <table:table-cell table:formula="of:=[.$E$51]/[.E78]" office:value-type="float" office:value="2.43068874172185" calcext:value-type="float">
            <text:p>2,4306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schedule runtime : dynamic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a 1 thread</text:p>
          </table:table-cell>
          <table:table-cell office:value-type="string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office:value-type="float" office:value="3.60136" calcext:value-type="float">
            <text:p>3,601360</text:p>
          </table:table-cell>
          <table:table-cell office:value-type="float" office:value="3.50463" calcext:value-type="float">
            <text:p>3,504630</text:p>
          </table:table-cell>
          <table:table-cell office:value-type="float" office:value="3.50253" calcext:value-type="float">
            <text:p>3,502530</text:p>
          </table:table-cell>
          <table:table-cell table:formula="of:=AVERAGE([.B82:.D82])" office:value-type="float" office:value="3.53617333333333" calcext:value-type="float">
            <text:p>3,536173</text:p>
          </table:table-cell>
          <table:table-cell table:formula="of:=[.E$82]/[.E82]" office:value-type="float" office:value="1" calcext:value-type="float">
            <text:p>1,000000</text:p>
          </table:table-cell>
          <table:table-cell table:formula="of:=[.$E$51]/[.E82]" office:value-type="float" office:value="1.03794120197728" calcext:value-type="float">
            <text:p>1,037941</text:p>
          </table:table-cell>
          <table:table-cell table:number-columns-repeated="2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office:value-type="float" office:value="1.82835" calcext:value-type="float">
            <text:p>1,828350</text:p>
          </table:table-cell>
          <table:table-cell office:value-type="float" office:value="1.79276" calcext:value-type="float">
            <text:p>1,792760</text:p>
          </table:table-cell>
          <table:table-cell office:value-type="float" office:value="1.81696" calcext:value-type="float">
            <text:p>1,816960</text:p>
          </table:table-cell>
          <table:table-cell table:formula="of:=AVERAGE([.B83:.D83])" office:value-type="float" office:value="1.81269" calcext:value-type="float">
            <text:p>1,812690</text:p>
          </table:table-cell>
          <table:table-cell table:formula="of:=[.E$82]/[.E83]" office:value-type="float" office:value="1.95078768754356" calcext:value-type="float">
            <text:p>1,950788</text:p>
          </table:table-cell>
          <table:table-cell table:formula="of:=[.$E$51]/[.E83]" office:value-type="float" office:value="2.02480291721144" calcext:value-type="float">
            <text:p>2,024803</text:p>
          </table:table-cell>
          <table:table-cell table:number-columns-repeated="2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office:value-type="float" office:value="0.937279" calcext:value-type="float">
            <text:p>0,937279</text:p>
          </table:table-cell>
          <table:table-cell office:value-type="float" office:value="0.939656" calcext:value-type="float">
            <text:p>0,939656</text:p>
          </table:table-cell>
          <table:table-cell office:value-type="float" office:value="0.93964" calcext:value-type="float">
            <text:p>0,939640</text:p>
          </table:table-cell>
          <table:table-cell table:formula="of:=AVERAGE([.B84:.D84])" office:value-type="float" office:value="0.938858333333334" calcext:value-type="float">
            <text:p>0,938858</text:p>
          </table:table-cell>
          <table:table-cell table:formula="of:=[.E$82]/[.E84]" office:value-type="float" office:value="3.76646103867286" calcext:value-type="float">
            <text:p>3,766461</text:p>
          </table:table-cell>
          <table:table-cell table:formula="of:=[.$E$51]/[.E84]" office:value-type="float" office:value="3.90936509768069" calcext:value-type="float">
            <text:p>3,909365</text:p>
          </table:table-cell>
          <table:table-cell table:number-columns-repeated="2"/>
        </table:table-row>
        <table:table-row table:style-name="ro1">
          <table:table-cell table:formula="of:=[.A67]" office:value-type="float" office:value="8" calcext:value-type="float">
            <text:p>8</text:p>
          </table:table-cell>
          <table:table-cell office:value-type="float" office:value="0.499881" calcext:value-type="float">
            <text:p>0,499881</text:p>
          </table:table-cell>
          <table:table-cell office:value-type="float" office:value="0.488966" calcext:value-type="float">
            <text:p>0,488966</text:p>
          </table:table-cell>
          <table:table-cell office:value-type="float" office:value="0.481418" calcext:value-type="float">
            <text:p>0,481418</text:p>
          </table:table-cell>
          <table:table-cell table:formula="of:=AVERAGE([.B85:.D85])" office:value-type="float" office:value="0.490088333333333" calcext:value-type="float">
            <text:p>0,490088</text:p>
          </table:table-cell>
          <table:table-cell table:formula="of:=[.E$82]/[.E85]" office:value-type="float" office:value="7.21537954042299" calcext:value-type="float">
            <text:p>7,215380</text:p>
          </table:table-cell>
          <table:table-cell table:formula="of:=[.$E$51]/[.E85]" office:value-type="float" office:value="7.4891397129089" calcext:value-type="float">
            <text:p>7,489140</text:p>
          </table:table-cell>
          <table:table-cell table:number-columns-repeated="2"/>
        </table:table-row>
        <table:table-row table:style-name="ro1">
          <table:table-cell table:formula="of:=[.A68]" office:value-type="float" office:value="16" calcext:value-type="float">
            <text:p>16</text:p>
          </table:table-cell>
          <table:table-cell office:value-type="float" office:value="0.30745" calcext:value-type="float">
            <text:p>0,307450</text:p>
          </table:table-cell>
          <table:table-cell office:value-type="float" office:value="0.311686" calcext:value-type="float">
            <text:p>0,311686</text:p>
          </table:table-cell>
          <table:table-cell office:value-type="float" office:value="0.306479" calcext:value-type="float">
            <text:p>0,306479</text:p>
          </table:table-cell>
          <table:table-cell table:formula="of:=AVERAGE([.B86:.D86])" office:value-type="float" office:value="0.308538333333333" calcext:value-type="float">
            <text:p>0,308538</text:p>
          </table:table-cell>
          <table:table-cell table:formula="of:=[.E$82]/[.E86]" office:value-type="float" office:value="11.4610502206641" calcext:value-type="float">
            <text:p>11,461050</text:p>
          </table:table-cell>
          <table:table-cell table:formula="of:=[.$E$51]/[.E86]" office:value-type="float" office:value="11.895896241958" calcext:value-type="float">
            <text:p>11,895896</text:p>
          </table:table-cell>
          <table:table-cell table:number-columns-repeated="2"/>
        </table:table-row>
        <table:table-row table:style-name="ro1">
          <table:table-cell table:formula="of:=[.A69]" office:value-type="float" office:value="32" calcext:value-type="float">
            <text:p>32</text:p>
          </table:table-cell>
          <table:table-cell office:value-type="float" office:value="0.205605" calcext:value-type="float">
            <text:p>0,205605</text:p>
          </table:table-cell>
          <table:table-cell office:value-type="float" office:value="0.205476" calcext:value-type="float">
            <text:p>0,205476</text:p>
          </table:table-cell>
          <table:table-cell office:value-type="float" office:value="0.205287" calcext:value-type="float">
            <text:p>0,205287</text:p>
          </table:table-cell>
          <table:table-cell table:formula="of:=AVERAGE([.B87:.D87])" office:value-type="float" office:value="0.205456" calcext:value-type="float">
            <text:p>0,205456</text:p>
          </table:table-cell>
          <table:table-cell table:formula="of:=[.E$82]/[.E87]" office:value-type="float" office:value="17.2113412766399" calcext:value-type="float">
            <text:p>17,211341</text:p>
          </table:table-cell>
          <table:table-cell table:formula="of:=[.$E$51]/[.E87]" office:value-type="float" office:value="17.8643602523168" calcext:value-type="float">
            <text:p>17,86436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--- Mandel schedule runtime : dynamic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office:value-type="string" calcext:value-type="string">
            <text:p>Speedup multiplicateur comparé a 1 thread</text:p>
          </table:table-cell>
          <table:table-cell office:value-type="string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131" calcext:value-type="float">
            <text:p>3,541310</text:p>
          </table:table-cell>
          <table:table-cell office:value-type="float" office:value="3.50954" calcext:value-type="float">
            <text:p>3,509540</text:p>
          </table:table-cell>
          <table:table-cell office:value-type="float" office:value="3.61788" calcext:value-type="float">
            <text:p>3,617880</text:p>
          </table:table-cell>
          <table:table-cell table:formula="of:=AVERAGE([.B91:.D91])" office:value-type="float" office:value="3.55624333333333" calcext:value-type="float">
            <text:p>3,556243</text:p>
          </table:table-cell>
          <table:table-cell table:formula="of:=[.E$91]/[.E91]" office:value-type="float" office:value="1" calcext:value-type="float">
            <text:p>1,000000</text:p>
          </table:table-cell>
          <table:table-cell table:formula="of:=[.$E$51]/[.E91]" office:value-type="float" office:value="1.03208348135158" calcext:value-type="float">
            <text:p>1,0320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01" calcext:value-type="float">
            <text:p>1,790100</text:p>
          </table:table-cell>
          <table:table-cell office:value-type="float" office:value="1.79265" calcext:value-type="float">
            <text:p>1,792650</text:p>
          </table:table-cell>
          <table:table-cell office:value-type="float" office:value="1.7915" calcext:value-type="float">
            <text:p>1,791500</text:p>
          </table:table-cell>
          <table:table-cell table:formula="of:=AVERAGE([.B92:.D92])" office:value-type="float" office:value="1.79141666666667" calcext:value-type="float">
            <text:p>1,791417</text:p>
          </table:table-cell>
          <table:table-cell table:formula="of:=[.E$91]/[.E92]" office:value-type="float" office:value="1.98515699865097" calcext:value-type="float">
            <text:p>1,985157</text:p>
          </table:table-cell>
          <table:table-cell table:formula="of:=[.$E$51]/[.E92]" office:value-type="float" office:value="2.04884774619714" calcext:value-type="float">
            <text:p>2,0488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6216" calcext:value-type="float">
            <text:p>0,936216</text:p>
          </table:table-cell>
          <table:table-cell office:value-type="float" office:value="0.942163" calcext:value-type="float">
            <text:p>0,942163</text:p>
          </table:table-cell>
          <table:table-cell office:value-type="float" office:value="0.933537" calcext:value-type="float">
            <text:p>0,933537</text:p>
          </table:table-cell>
          <table:table-cell table:formula="of:=AVERAGE([.B93:.D93])" office:value-type="float" office:value="0.937305333333333" calcext:value-type="float">
            <text:p>0,937305</text:p>
          </table:table-cell>
          <table:table-cell table:formula="of:=[.E$91]/[.E93]" office:value-type="float" office:value="3.79411404892607" calcext:value-type="float">
            <text:p>3,794114</text:p>
          </table:table-cell>
          <table:table-cell table:formula="of:=[.$E$51]/[.E93]" office:value-type="float" office:value="3.91584243626054" calcext:value-type="float">
            <text:p>3,9158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5132" calcext:value-type="float">
            <text:p>0,525132</text:p>
          </table:table-cell>
          <table:table-cell office:value-type="float" office:value="0.50085" calcext:value-type="float">
            <text:p>0,500850</text:p>
          </table:table-cell>
          <table:table-cell office:value-type="float" office:value="0.515957" calcext:value-type="float">
            <text:p>0,515957</text:p>
          </table:table-cell>
          <table:table-cell table:formula="of:=AVERAGE([.B94:.D94])" office:value-type="float" office:value="0.513979666666667" calcext:value-type="float">
            <text:p>0,513980</text:p>
          </table:table-cell>
          <table:table-cell table:formula="of:=[.E$91]/[.E94]" office:value-type="float" office:value="6.91903505910415" calcext:value-type="float">
            <text:p>6,919035</text:p>
          </table:table-cell>
          <table:table-cell table:formula="of:=[.$E$51]/[.E94]" office:value-type="float" office:value="7.14102179139382" calcext:value-type="float">
            <text:p>7,1410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6709" calcext:value-type="float">
            <text:p>0,326709</text:p>
          </table:table-cell>
          <table:table-cell office:value-type="float" office:value="0.326042" calcext:value-type="float">
            <text:p>0,326042</text:p>
          </table:table-cell>
          <table:table-cell office:value-type="float" office:value="0.325863" calcext:value-type="float">
            <text:p>0,325863</text:p>
          </table:table-cell>
          <table:table-cell table:formula="of:=AVERAGE([.B95:.D95])" office:value-type="float" office:value="0.326204666666667" calcext:value-type="float">
            <text:p>0,326205</text:p>
          </table:table-cell>
          <table:table-cell table:formula="of:=[.E$91]/[.E95]" office:value-type="float" office:value="10.9018775533561" calcext:value-type="float">
            <text:p>10,901878</text:p>
          </table:table-cell>
          <table:table-cell table:formula="of:=[.$E$51]/[.E95]" office:value-type="float" office:value="11.2516477385363" calcext:value-type="float">
            <text:p>11,25164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0956" calcext:value-type="float">
            <text:p>0,320956</text:p>
          </table:table-cell>
          <table:table-cell office:value-type="float" office:value="0.318786" calcext:value-type="float">
            <text:p>0,318786</text:p>
          </table:table-cell>
          <table:table-cell office:value-type="float" office:value="0.318839" calcext:value-type="float">
            <text:p>0,318839</text:p>
          </table:table-cell>
          <table:table-cell table:formula="of:=AVERAGE([.B96:.D96])" office:value-type="float" office:value="0.319527" calcext:value-type="float">
            <text:p>0,319527</text:p>
          </table:table-cell>
          <table:table-cell table:formula="of:=[.E$91]/[.E96]" office:value-type="float" office:value="11.1297115215094" calcext:value-type="float">
            <text:p>11,129712</text:p>
          </table:table-cell>
          <table:table-cell table:formula="of:=[.$E$51]/[.E96]" office:value-type="float" office:value="11.4867914135582" calcext:value-type="float">
            <text:p>11,48679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--- Mandel schedule runtime : static,1</text:p>
          </table:table-cell>
          <table:table-cell table:style-name="Default" table:number-columns-repeated="3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esure 1 (s)</text:p>
          </table:table-cell>
          <table:table-cell office:value-type="string" calcext:value-type="string">
            <text:p>Mesure 2 (s)</text:p>
          </table:table-cell>
          <table:table-cell office:value-type="string" calcext:value-type="string">
            <text:p>Mesure 3 (s)</text:p>
          </table:table-cell>
          <table:table-cell office:value-type="string" calcext:value-type="string">
            <text:p>Moyenne (s)</text:p>
          </table:table-cell>
          <table:table-cell table:formula="of:=[.F54]" office:value-type="string" office:string-value="Speedup multiplicateur comparé a 1 thread" calcext:value-type="string">
            <text:p>Speedup multiplicateur comparé a 1 thread</text:p>
          </table:table-cell>
          <table:table-cell table:formula="of:=[.G54]" office:value-type="string" office:string-value="Speedup comparé à la version séquentiel " calcext:value-type="string">
            <text:p>Speedup comparé à la version séquentiel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.51098" calcext:value-type="float">
            <text:p>3,51098</text:p>
          </table:table-cell>
          <table:table-cell table:style-name="Default" office:value-type="float" office:value="3.52285" calcext:value-type="float">
            <text:p>3,52285</text:p>
          </table:table-cell>
          <table:table-cell table:style-name="Default" office:value-type="float" office:value="3.54594" calcext:value-type="float">
            <text:p>3,54594</text:p>
          </table:table-cell>
          <table:table-cell table:style-name="Default" table:formula="of:=AVERAGE([.B100:.D100])" office:value-type="float" office:value="3.52659" calcext:value-type="float">
            <text:p>3,52659</text:p>
          </table:table-cell>
          <table:table-cell table:formula="of:=[.E$91]/[.E100]" office:value-type="float" office:value="1.00840850037383" calcext:value-type="float">
            <text:p>1,008409</text:p>
          </table:table-cell>
          <table:table-cell table:formula="of:=[.$E$51]/[.E100]" office:value-type="float" office:value="1.04076175569034" calcext:value-type="float">
            <text:p>1,0407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79594" calcext:value-type="float">
            <text:p>1,79594</text:p>
          </table:table-cell>
          <table:table-cell table:style-name="Default" office:value-type="float" office:value="1.79584" calcext:value-type="float">
            <text:p>1,79584</text:p>
          </table:table-cell>
          <table:table-cell table:style-name="Default" office:value-type="float" office:value="1.79239" calcext:value-type="float">
            <text:p>1,79239</text:p>
          </table:table-cell>
          <table:table-cell table:style-name="Default" table:formula="of:=AVERAGE([.B101:.D101])" office:value-type="float" office:value="1.79472333333333" calcext:value-type="float">
            <text:p>1,79472333333333</text:p>
          </table:table-cell>
          <table:table-cell table:formula="of:=[.E$91]/[.E101]" office:value-type="float" office:value="1.98149946974185" calcext:value-type="float">
            <text:p>1,981499</text:p>
          </table:table-cell>
          <table:table-cell table:formula="of:=[.$E$51]/[.E101]" office:value-type="float" office:value="2.04507287102748" calcext:value-type="float">
            <text:p>2,0450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938961" calcext:value-type="float">
            <text:p>0,938961</text:p>
          </table:table-cell>
          <table:table-cell table:style-name="Default" office:value-type="float" office:value="0.939379" calcext:value-type="float">
            <text:p>0,939379</text:p>
          </table:table-cell>
          <table:table-cell table:style-name="Default" office:value-type="float" office:value="0.937473" calcext:value-type="float">
            <text:p>0,937473</text:p>
          </table:table-cell>
          <table:table-cell table:style-name="Default" table:formula="of:=AVERAGE([.B102:.D102])" office:value-type="float" office:value="0.938604333333333" calcext:value-type="float">
            <text:p>0,938604333333333</text:p>
          </table:table-cell>
          <table:table-cell table:formula="of:=[.E$91]/[.E102]" office:value-type="float" office:value="3.78886310987271" calcext:value-type="float">
            <text:p>3,788863</text:p>
          </table:table-cell>
          <table:table-cell table:formula="of:=[.$E$51]/[.E102]" office:value-type="float" office:value="3.91042302880198" calcext:value-type="float">
            <text:p>3,9104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5011421" calcext:value-type="float">
            <text:p>0,5011421</text:p>
          </table:table-cell>
          <table:table-cell table:style-name="Default" office:value-type="float" office:value="0.506309" calcext:value-type="float">
            <text:p>0,506309</text:p>
          </table:table-cell>
          <table:table-cell table:style-name="Default" office:value-type="float" office:value="0.502708" calcext:value-type="float">
            <text:p>0,502708</text:p>
          </table:table-cell>
          <table:table-cell table:style-name="Default" table:formula="of:=AVERAGE([.B103:.D103])" office:value-type="float" office:value="0.503386366666667" calcext:value-type="float">
            <text:p>0,503386366666667</text:p>
          </table:table-cell>
          <table:table-cell table:formula="of:=[.E$91]/[.E103]" office:value-type="float" office:value="7.06463974557383" calcext:value-type="float">
            <text:p>7,064640</text:p>
          </table:table-cell>
          <table:table-cell table:formula="of:=[.$E$51]/[.E103]" office:value-type="float" office:value="7.29129798310655" calcext:value-type="float">
            <text:p>7,2912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314119" calcext:value-type="float">
            <text:p>0,314119</text:p>
          </table:table-cell>
          <table:table-cell table:style-name="Default" office:value-type="float" office:value="0.310922" calcext:value-type="float">
            <text:p>0,310922</text:p>
          </table:table-cell>
          <table:table-cell table:style-name="Default" office:value-type="float" office:value="0.309581" calcext:value-type="float">
            <text:p>0,309581</text:p>
          </table:table-cell>
          <table:table-cell table:style-name="Default" table:formula="of:=AVERAGE([.B104:.D104])" office:value-type="float" office:value="0.311540666666667" calcext:value-type="float">
            <text:p>0,311540666666667</text:p>
          </table:table-cell>
          <table:table-cell table:formula="of:=[.E$91]/[.E104]" office:value-type="float" office:value="11.4150212599318" calcext:value-type="float">
            <text:p>11,415021</text:p>
          </table:table-cell>
          <table:table-cell table:formula="of:=[.$E$51]/[.E104]" office:value-type="float" office:value="11.7812548816527" calcext:value-type="float">
            <text:p>11,78125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216604" calcext:value-type="float">
            <text:p>0,216604</text:p>
          </table:table-cell>
          <table:table-cell table:style-name="Default" office:value-type="float" office:value="0.216477" calcext:value-type="float">
            <text:p>0,216477</text:p>
          </table:table-cell>
          <table:table-cell table:style-name="Default" office:value-type="float" office:value="0.21651" calcext:value-type="float">
            <text:p>0,21651</text:p>
          </table:table-cell>
          <table:table-cell table:style-name="Default" table:formula="of:=AVERAGE([.B105:.D105])" office:value-type="float" office:value="0.216530333333333" calcext:value-type="float">
            <text:p>0,216530333333333</text:p>
          </table:table-cell>
          <table:table-cell table:formula="of:=[.E$91]/[.E105]" office:value-type="float" office:value="16.4237651075831" calcext:value-type="float">
            <text:p>16,423765</text:p>
          </table:table-cell>
          <table:table-cell table:formula="of:=[.$E$51]/[.E105]" office:value-type="float" office:value="16.9506966691349" calcext:value-type="float">
            <text:p>16,950697</text:p>
          </table:table-cell>
          <table:table-cell table:number-columns-repeated="2"/>
        </table:table-row>
      </table:table>
      <table:table table:name="Feuille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6" number:min-decimal-places="6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6" number:min-decimal-places="6" number:min-integer-digits="0" number:grouping="true"/>
    </number:number-style>
    <number:number-style style:name="N118">
      <number:number number:decimal-places="6" number:min-decimal-places="6" number:min-integer-digits="6" number:grouping="true"/>
    </number:number-style>
    <number:number-style style:name="N119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2-19T00:56:42.998000000</dc:date>
    <meta:editing-duration>PT6H54M54S</meta:editing-duration>
    <meta:editing-cycles>8</meta:editing-cycles>
    <meta:generator>LibreOffice/7.5.5.2$Windows_X86_64 LibreOffice_project/ca8fe7424262805f223b9a2334bc7181abbcbf5e</meta:generator>
    <meta:document-statistic meta:table-count="2" meta:cell-count="49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19cm" svg:height="11.104cm" xlink:href=".." xlink:type="simple" chart:class="chart:line" chart:style-name="ch1">
        <chart:title svg:x="2.461cm" svg:y="0.358cm" chart:style-name="ch2">
          <text:p>Accélération du programme en comparaison de la version séquentielle</text:p>
        </chart:title>
        <chart:legend chart:legend-position="end" svg:x="15.387cm" svg:y="4.494cm" style:legend-expansion="high" chart:style-name="ch3"/>
        <chart:plot-area chart:style-name="ch4" table:cell-range-address="donnees.A7:donnees.A12 donnees.G7:donnees.G12 donnees.G38:donnees.G39 donnees.G16:donnees.G21 donnees.G25:donnees.G30" chart:data-source-has-labels="both" svg:x="1.389cm" svg:y="1.385cm" svg:width="13.61cm" svg:height="8.526cm">
          <chart:coordinate-region svg:x="3.27cm" svg:y="1.587cm" svg:width="11.537cm" svg:height="7.671cm"/>
          <chart:axis chart:dimension="x" chart:name="primary-x" chart:style-name="ch5" chartooo:axis-type="auto">
            <chartooo:date-scale/>
            <chart:title svg:x="7.45cm" svg:y="10.133cm" chart:style-name="ch6">
              <text:p>Nombre de threads</text:p>
            </chart:title>
            <chart:categories table:cell-range-address="donnees.A7:donnees.A12"/>
          </chart:axis>
          <chart:axis chart:dimension="y" chart:name="primary-y" chart:style-name="ch7">
            <chart:title svg:x="0.451cm" svg:y="6.351cm" chart:style-name="ch8">
              <text:p>SpeedUp</text:p>
            </chart:title>
          </chart:axis>
          <chart:series chart:style-name="ch9" chart:values-cell-range-address="donnees.G7:donnees.G12" loext:label-string="sans_omp" chart:class="chart:line">
            <chart:data-point chart:repeated="6"/>
          </chart:series>
          <chart:series chart:style-name="ch10" chart:values-cell-range-address="donnees.G38:donnees.G39" loext:label-string="omp_dynamic_1" chart:class="chart:line">
            <chart:data-point chart:repeated="2"/>
          </chart:series>
          <chart:series chart:style-name="ch11" chart:values-cell-range-address="donnees.G16:donnees.G21" loext:label-string="omp_static_1" chart:class="chart:line">
            <chart:data-point chart:repeated="6"/>
          </chart:series>
          <chart:series chart:style-name="ch12" chart:values-cell-range-address="donnees.G25:donnees.G30" loext:label-string="omp_static_100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_omp</text:p>
              </table:table-cell>
              <table:table-cell office:value-type="string">
                <text:p>omp_dynamic_1</text:p>
              </table:table-cell>
              <table:table-cell office:value-type="string">
                <text:p>omp_static_1</text:p>
              </table:table-cell>
              <table:table-cell office:value-type="string">
                <text:p>omp_static_100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onnees.A7:donnees.A12</svg:desc>
                </draw:g>
              </table:table-cell>
              <table:table-cell office:value-type="float" office:value="0.986254141353527">
                <text:p>0.986254141353527</text:p>
                <draw:g>
                  <svg:desc>donnees.G7:donnees.G12</svg:desc>
                </draw:g>
              </table:table-cell>
              <table:table-cell office:value-type="float" office:value="1.00416266364793">
                <text:p>1.00416266364793</text:p>
                <draw:g>
                  <svg:desc>donnees.G38:donnees.G39</svg:desc>
                </draw:g>
              </table:table-cell>
              <table:table-cell office:value-type="float" office:value="1.00316882176019">
                <text:p>1.00316882176019</text:p>
                <draw:g>
                  <svg:desc>donnees.G16:donnees.G21</svg:desc>
                </draw:g>
              </table:table-cell>
              <table:table-cell office:value-type="float" office:value="0.986254141353527">
                <text:p>0.986254141353527</text:p>
                <draw:g>
                  <svg:desc>donnees.G25:donnees.G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31292373056">
                <text:p>1.9331292373056</text:p>
              </table:table-cell>
              <table:table-cell office:value-type="float" office:value="0.044386825140156">
                <text:p>0.044386825140156</text:p>
              </table:table-cell>
              <table:table-cell office:value-type="float" office:value="0.28916565540965">
                <text:p>0.28916565540965</text:p>
              </table:table-cell>
              <table:table-cell office:value-type="float" office:value="1.94607163705075">
                <text:p>1.94607163705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43933789286">
                <text:p>3.743933789286</text:p>
              </table:table-cell>
              <table:table-cell office:value-type="float" office:value="NaN">
                <text:p>NaN</text:p>
              </table:table-cell>
              <table:table-cell office:value-type="float" office:value="1.38266849127878">
                <text:p>1.38266849127878</text:p>
              </table:table-cell>
              <table:table-cell office:value-type="float" office:value="3.74395371612271">
                <text:p>3.743953716122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50720629047179">
                <text:p>6.50720629047179</text:p>
              </table:table-cell>
              <table:table-cell office:value-type="float" office:value="NaN">
                <text:p>NaN</text:p>
              </table:table-cell>
              <table:table-cell office:value-type="float" office:value="1.03120762423018">
                <text:p>1.03120762423018</text:p>
              </table:table-cell>
              <table:table-cell office:value-type="float" office:value="6.95582825725813">
                <text:p>6.955828257258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9414994555919">
                <text:p>10.9414994555919</text:p>
              </table:table-cell>
              <table:table-cell office:value-type="float" office:value="NaN">
                <text:p>NaN</text:p>
              </table:table-cell>
              <table:table-cell office:value-type="float" office:value="1.69204550101389">
                <text:p>1.69204550101389</text:p>
              </table:table-cell>
              <table:table-cell office:value-type="float" office:value="10.9133207149063">
                <text:p>10.91332071490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2431711020539">
                <text:p>11.2431711020539</text:p>
              </table:table-cell>
              <table:table-cell office:value-type="float" office:value="NaN">
                <text:p>NaN</text:p>
              </table:table-cell>
              <table:table-cell office:value-type="float" office:value="1.98985875810097">
                <text:p>1.98985875810097</text:p>
              </table:table-cell>
              <table:table-cell office:value-type="float" office:value="12.1402264333299">
                <text:p>12.1402264333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19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699cm" svg:height="12.514cm" xlink:href=".." xlink:type="simple" chart:class="chart:line" chart:style-name="ch1">
        <chart:title svg:x="5.146cm" svg:y="0.386cm" chart:style-name="ch2">
          <text:p>Accélération en comparaison de la version séquentielle</text:p>
        </chart:title>
        <chart:legend chart:legend-position="end" svg:x="14.477cm" svg:y="4.435cm" style:legend-expansion="custom" svg:width="7.221cm" svg:height="3.642cm" style:legend-expansion-aspect-ratio="1.9827018121911" chart:style-name="ch3"/>
        <chart:plot-area chart:style-name="ch4" table:cell-range-address="donnees.A55:donnees.A60 donnees.G55:donnees.G60 donnees.G100:donnees.G105 donnees.G64:donnees.G69 donnees.G73:donnees.G78 donnees.G82:donnees.G87 donnees.G91:donnees.G96" chart:data-source-has-labels="both" svg:x="0.571cm" svg:y="1.45cm" svg:width="13.369cm" svg:height="10.316cm">
          <chart:coordinate-region svg:x="2.452cm" svg:y="1.652cm" svg:width="11.297cm" svg:height="9.461cm"/>
          <chart:axis chart:dimension="x" chart:name="primary-x" chart:style-name="ch5" chartooo:axis-type="auto">
            <chartooo:date-scale/>
            <chart:title svg:x="5.875cm" svg:y="11.964cm" chart:style-name="ch6">
              <text:p>Nombre de threads</text:p>
            </chart:title>
            <chart:categories table:cell-range-address="donnees.A55:donnees.A60"/>
          </chart:axis>
          <chart:axis chart:dimension="y" chart:name="primary-y" chart:style-name="ch7">
            <chart:title svg:x="0cm" svg:y="7.311cm" chart:style-name="ch8">
              <text:p>SpeedUp</text:p>
            </chart:title>
            <chart:grid chart:style-name="ch9" chart:class="major"/>
          </chart:axis>
          <chart:series chart:style-name="ch10" chart:values-cell-range-address="donnees.G55:donnees.G60" loext:label-string="sans_omp_par_block" chart:class="chart:line">
            <chart:data-point chart:repeated="6"/>
          </chart:series>
          <chart:series chart:style-name="ch11" chart:values-cell-range-address="donnees.G100:donnees.G105" loext:label-string="omp_static_1" chart:class="chart:line">
            <chart:data-point chart:repeated="6"/>
          </chart:series>
          <chart:series chart:style-name="ch12" chart:values-cell-range-address="donnees.G64:donnees.G69" loext:label-string="sans_omp_dynamic" chart:class="chart:line">
            <chart:data-point chart:repeated="6"/>
          </chart:series>
          <chart:series chart:style-name="ch13" chart:values-cell-range-address="" chart:class="chart:line">
            <chart:data-point/>
          </chart:series>
          <chart:series chart:style-name="ch14" chart:values-cell-range-address="donnees.G73:donnees.G78" loext:label-string="omp_static_100" chart:class="chart:line">
            <chart:data-point chart:repeated="6"/>
          </chart:series>
          <chart:series chart:style-name="ch15" chart:values-cell-range-address="donnees.G82:donnees.G87" loext:label-string="omp_dynamic_1" chart:class="chart:line">
            <chart:data-point chart:repeated="6"/>
          </chart:series>
          <chart:series chart:style-name="ch16" chart:values-cell-range-address="donnees.G91:donnees.G96" loext:label-string="omp_dynamic_10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_omp_par_block</text:p>
              </table:table-cell>
              <table:table-cell office:value-type="string">
                <text:p>omp_static_1</text:p>
              </table:table-cell>
              <table:table-cell office:value-type="string">
                <text:p>sans_omp_dynamic</text:p>
              </table:table-cell>
              <table:table-cell office:value-type="string">
                <text:p>omp_static_100</text:p>
              </table:table-cell>
              <table:table-cell office:value-type="string">
                <text:p>omp_dynamic_1</text:p>
              </table:table-cell>
              <table:table-cell office:value-type="string">
                <text:p>omp_dynamic_1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onnees.A55:donnees.A60</svg:desc>
                </draw:g>
              </table:table-cell>
              <table:table-cell office:value-type="float" office:value="1.04196457137634">
                <text:p>1.04196457137634</text:p>
                <draw:g>
                  <svg:desc>donnees.G55:donnees.G60</svg:desc>
                </draw:g>
              </table:table-cell>
              <table:table-cell office:value-type="float" office:value="1.04076175569034">
                <text:p>1.04076175569034</text:p>
                <draw:g>
                  <svg:desc>donnees.G100:donnees.G105</svg:desc>
                </draw:g>
              </table:table-cell>
              <table:table-cell office:value-type="float" office:value="1.04560445247593">
                <text:p>1.04560445247593</text:p>
                <draw:g>
                  <svg:desc>donnees.G64:donnees.G69</svg:desc>
                </draw:g>
              </table:table-cell>
              <table:table-cell office:value-type="float" office:value="1.04304704454753">
                <text:p>1.04304704454753</text:p>
                <draw:g>
                  <svg:desc>donnees.G73:donnees.G78</svg:desc>
                </draw:g>
              </table:table-cell>
              <table:table-cell office:value-type="float" office:value="1.03794120197728">
                <text:p>1.03794120197728</text:p>
                <draw:g>
                  <svg:desc>donnees.G82:donnees.G87</svg:desc>
                </draw:g>
              </table:table-cell>
              <table:table-cell office:value-type="float" office:value="1.03208348135158">
                <text:p>1.03208348135158</text:p>
                <draw:g>
                  <svg:desc>donnees.G91:donnees.G9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4676451562535">
                <text:p>2.04676451562535</text:p>
              </table:table-cell>
              <table:table-cell office:value-type="float" office:value="2.04507287102748">
                <text:p>2.04507287102748</text:p>
              </table:table-cell>
              <table:table-cell office:value-type="float" office:value="2.04740769389535">
                <text:p>2.04740769389535</text:p>
              </table:table-cell>
              <table:table-cell office:value-type="float" office:value="2.04676451562535">
                <text:p>2.04676451562535</text:p>
              </table:table-cell>
              <table:table-cell office:value-type="float" office:value="2.02480291721144">
                <text:p>2.02480291721144</text:p>
              </table:table-cell>
              <table:table-cell office:value-type="float" office:value="2.04884774619714">
                <text:p>2.04884774619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6198490265">
                <text:p>2.06198490265</text:p>
              </table:table-cell>
              <table:table-cell office:value-type="float" office:value="3.91042302880198">
                <text:p>3.91042302880198</text:p>
              </table:table-cell>
              <table:table-cell office:value-type="float" office:value="3.90365910209268">
                <text:p>3.90365910209268</text:p>
              </table:table-cell>
              <table:table-cell office:value-type="float" office:value="2.41070595833653">
                <text:p>2.41070595833653</text:p>
              </table:table-cell>
              <table:table-cell office:value-type="float" office:value="3.90936509768069">
                <text:p>3.90936509768069</text:p>
              </table:table-cell>
              <table:table-cell office:value-type="float" office:value="3.91584243626054">
                <text:p>3.915842436260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881273380865">
                <text:p>2.43881273380865</text:p>
              </table:table-cell>
              <table:table-cell office:value-type="float" office:value="7.29129798310655">
                <text:p>7.29129798310655</text:p>
              </table:table-cell>
              <table:table-cell office:value-type="float" office:value="7.27817022201981">
                <text:p>7.27817022201981</text:p>
              </table:table-cell>
              <table:table-cell office:value-type="float" office:value="2.4205204186387">
                <text:p>2.4205204186387</text:p>
              </table:table-cell>
              <table:table-cell office:value-type="float" office:value="7.4891397129089">
                <text:p>7.4891397129089</text:p>
              </table:table-cell>
              <table:table-cell office:value-type="float" office:value="7.14102179139382">
                <text:p>7.141021791393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85962772238913">
                <text:p>3.85962772238913</text:p>
              </table:table-cell>
              <table:table-cell office:value-type="float" office:value="11.7812548816527">
                <text:p>11.7812548816527</text:p>
              </table:table-cell>
              <table:table-cell office:value-type="float" office:value="11.9695408296374">
                <text:p>11.9695408296374</text:p>
              </table:table-cell>
              <table:table-cell office:value-type="float" office:value="2.40693815987934">
                <text:p>2.40693815987934</text:p>
              </table:table-cell>
              <table:table-cell office:value-type="float" office:value="11.895896241958">
                <text:p>11.895896241958</text:p>
              </table:table-cell>
              <table:table-cell office:value-type="float" office:value="11.2516477385363">
                <text:p>11.25164773853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60200380134666">
                <text:p>6.60200380134666</text:p>
              </table:table-cell>
              <table:table-cell office:value-type="float" office:value="16.9506966691349">
                <text:p>16.9506966691349</text:p>
              </table:table-cell>
              <table:table-cell office:value-type="float" office:value="16.6949742320796">
                <text:p>16.6949742320796</text:p>
              </table:table-cell>
              <table:table-cell office:value-type="float" office:value="2.43068874172185">
                <text:p>2.43068874172185</text:p>
              </table:table-cell>
              <table:table-cell office:value-type="float" office:value="17.8643602523168">
                <text:p>17.8643602523168</text:p>
              </table:table-cell>
              <table:table-cell office:value-type="float" office:value="11.4867914135582">
                <text:p>11.4867914135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